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af46d" officeooo:paragraph-rsid="000af46d"/>
    </style:style>
    <style:style style:name="P2" style:family="paragraph" style:parent-style-name="Standard">
      <style:text-properties style:font-name="DejaVu Sans Mono" fo:font-size="10pt" officeooo:rsid="000af46d" officeooo:paragraph-rsid="000af46d" style:font-size-asian="10pt" style:font-size-complex="10pt"/>
    </style:style>
    <style:style style:name="P3" style:family="paragraph" style:parent-style-name="Standard">
      <style:text-properties style:font-name="DejaVu Sans Mono" fo:font-size="10pt" officeooo:rsid="000af46d" officeooo:paragraph-rsid="000ce427" fo:background-color="#d3d7cf" style:font-size-asian="10pt" style:font-size-complex="10pt"/>
    </style:style>
    <style:style style:name="P4" style:family="paragraph" style:parent-style-name="Standard">
      <style:text-properties style:font-name="DejaVu Sans Mono" fo:font-size="8pt" officeooo:rsid="0010f9c7" officeooo:paragraph-rsid="0010f9c7" style:font-size-asian="8pt" style:font-size-complex="8pt"/>
    </style:style>
    <style:style style:name="P5" style:family="paragraph" style:parent-style-name="Standard">
      <style:text-properties officeooo:paragraph-rsid="000af46d"/>
    </style:style>
    <style:style style:name="P6" style:family="paragraph" style:parent-style-name="Standard">
      <style:text-properties officeooo:rsid="000af46d" officeooo:paragraph-rsid="000ce427" fo:background-color="#d3d7cf"/>
    </style:style>
    <style:style style:name="P7" style:family="paragraph" style:parent-style-name="Standard">
      <style:text-properties officeooo:rsid="0010f9c7" officeooo:paragraph-rsid="0010f9c7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DejaVu Sans Mono" fo:font-size="6pt" officeooo:rsid="000af46d" officeooo:paragraph-rsid="000af46d" style:font-size-asian="6pt" style:font-size-complex="6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DejaVu Sans Mono" fo:font-size="6pt" officeooo:rsid="000af46d" officeooo:paragraph-rsid="000af46d" fo:background-color="#ffff00" style:font-size-asian="6pt" style:font-size-complex="6pt"/>
    </style:style>
    <style:style style:name="P10" style:family="paragraph" style:parent-style-name="Standard">
      <style:paragraph-properties fo:break-before="page"/>
      <style:text-properties officeooo:rsid="0010f9c7" officeooo:paragraph-rsid="0010f9c7"/>
    </style:style>
    <style:style style:name="T1" style:family="text">
      <style:text-properties officeooo:rsid="000af46d"/>
    </style:style>
    <style:style style:name="T2" style:family="text">
      <style:text-properties style:font-name="DejaVu Sans Mono" fo:font-size="10pt" officeooo:rsid="000af46d" style:font-size-asian="10pt" style:font-size-complex="10pt"/>
    </style:style>
    <style:style style:name="T3" style:family="text">
      <style:text-properties style:font-name="DejaVu Sans Mono" fo:font-size="10pt" officeooo:rsid="000ce427" style:font-size-asian="10pt" style:font-size-complex="10pt"/>
    </style:style>
    <style:style style:name="T4" style:family="text">
      <style:text-properties fo:color="#999999"/>
    </style:style>
    <style:style style:name="T5" style:family="text">
      <style:text-properties officeooo:rsid="001260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the errors with the oF master branch / Ruby combination, seem to be coming from this segment:</text:p>
      <text:p text:style-name="P2"/>
      <text:p text:style-name="P8">/home/ravenskrag/.rvm/rubies/ruby-2.4.0/include/ruby-2.4.0/ruby/missing.h:180:24: note: <text:s text:c="2"/>‘glm::finite’</text:p>
      <text:p text:style-name="P8"><text:s/># <text:s text:c="2"/>define isfinite(x) finite(x)</text:p>
      <text:p text:style-name="P8"><text:s text:c="24"/>^</text:p>
      <text:p text:style-name="P8">/home/ravenskrag/Code/Source/OpenFrameworks/git_repo/libs/glm/include/glm/./gtx/compatibility.inl:39:26: note: in expansion of macro ‘isfinite’</text:p>
      <text:p text:style-name="P9"><text:s text:c="2"/>GLM_FUNC_QUALIFIER bool isfinite(</text:p>
      <text:p text:style-name="P8"><text:s text:c="26"/>^</text:p>
      <text:p text:style-name="P8">In file included from /home/ravenskrag/Code/Source/OpenFrameworks/git_repo/libs/glm/include/glm/./gtx/compatibility.hpp:159:0,</text:p>
      <text:p text:style-name="P8"><text:s text:c="17"/>from /home/ravenskrag/Code/Source/OpenFrameworks/git_repo/libs/glm/include/glm/ext.hpp:88,</text:p>
      <text:p text:style-name="P8"><text:s text:c="17"/>from /home/ravenskrag/Code/Source/OpenFrameworks/git_repo/libs/openFrameworks/utils/ofConstants.h:73,</text:p>
      <text:p text:style-name="P8"><text:s text:c="17"/>from /home/ravenskrag/Code/Source/OpenFrameworks/git_repo/libs/openFrameworks/ofMain.h:5,</text:p>
      <text:p text:style-name="P8"><text:s text:c="17"/>from /home/ravenskrag/Projects/2_Personal/Current/RubyCPP/Oni/ext/oni/cpp/testApp/src/ofApp.h:3,</text:p>
      <text:p text:style-name="P8"><text:s text:c="17"/>from cpp/lib/app.h:16,</text:p>
      <text:p text:style-name="P8"><text:s text:c="17"/>from cpp/lib/app.cpp:1:</text:p>
      <text:p text:style-name="P8">/home/ravenskrag/Code/Source/OpenFrameworks/git_repo/libs/glm/include/glm/./gtx/compatibility.inl: At global scope:</text:p>
      <text:p text:style-name="P8">/home/ravenskrag/Code/Source/OpenFrameworks/git_repo/libs/glm/include/glm/./gtx/compatibility.inl:57:36: error: ‘glm::isfinite’ declared as an ‘inline’ variable</text:p>
      <text:p text:style-name="P8"><text:s text:c="2"/>GLM_FUNC_QUALIFIER tvec1&lt;bool, P&gt; isfinite(</text:p>
      <text:p text:style-name="P8"><text:s text:c="36"/>^</text:p>
      <text:p text:style-name="P8">/home/ravenskrag/Code/Source/OpenFrameworks/git_repo/libs/glm/include/glm/./gtx/compatibility.inl:60:3: error: expected primary-expression before ‘return’</text:p>
      <text:p text:style-name="P8"><text:s text:c="3"/>return tvec1&lt;bool, P&gt;(</text:p>
      <text:p text:style-name="P2"/>
      <text:p text:style-name="P5"><text:span text:style-name="T1">Notice that thee problem is with the definition of </text:span><text:span text:style-name="T2">isfinite </text:span>and how <text:span text:style-name="T1">it gets redefined.</text:span></text:p>
      <text:p text:style-name="P1">If you add the following bit of code in, the problem will go away.</text:p>
      <text:p text:style-name="P1"/>
      <text:p text:style-name="P5"><text:span text:style-name="T1">In the file <text:s/></text:span><text:span text:style-name="T2">compatibility.</text:span><text:span text:style-name="T3">hpp</text:span>:</text:p>
      <text:p text:style-name="P3"><text:span text:style-name="T4">63</text:span><text:tab/># undef isfinite<text:tab/><text:tab/><text:tab/><text:tab/><text:tab/><text:tab/><text:tab/></text:p>
      <text:p text:style-name="P6"/>
      <text:p text:style-name="P1">Not sure if this fix will have any unintended side effects, but as there is a block of code in that very file that declares this preprocessor command conditionally. As such, I think it should be fairly safe.</text:p>
      <text:p text:style-name="P1"/>
      <text:p text:style-name="P7">The full, uncut raw data output from the error message <text:span text:style-name="T5">is after the cut, in case a more in-depth investigation is necessary.</text:span></text:p>
      <text:p text:style-name="P10">Raw data:</text:p>
      <text:p text:style-name="P7"/>
      <text:p text:style-name="P4">(in /home/ravenskrag/Projects/2_Personal/Current/RubyCPP/Oni)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Done!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Done!</text:p>
      <text:p text:style-name="P4"/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Compiling OF library for Release</text:p>
      <text:p text:style-name="P4">make[1]: Entering directory '/home/ravenskrag/Code/Source/OpenFrameworks/git_repo/libs/openFrameworksCompiled/project'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Done!</text:p>
      <text:p text:style-name="P4">make[1]: Leaving directory '/home/ravenskrag/Code/Source/OpenFrameworks/git_repo/libs/openFrameworksCompiled/project'</text:p>
      <text:p text:style-name="P4"/>
      <text:p text:style-name="P4"/>
      <text:p text:style-name="P4">Compiling testApp for Release</text:p>
      <text:p text:style-name="P4">make[1]: Entering directory '/home/ravenskrag/Projects/2_Personal/Current/RubyCPP/Oni/ext/oni/cpp/testApp'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<text:soft-page-break/>make[2]: Entering directory '/home/ravenskrag/Projects/2_Personal/Current/RubyCPP/Oni/ext/oni/cpp/testApp'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/>
      <text:p text:style-name="P4"><text:s text:c="5"/>compiling done</text:p>
      <text:p text:style-name="P4"><text:s text:c="5"/>to launch the application</text:p>
      <text:p text:style-name="P4"/>
      <text:p text:style-name="P4"><text:s text:c="5"/>cd bin</text:p>
      <text:p text:style-name="P4"><text:s text:c="5"/>./testApp</text:p>
      <text:p text:style-name="P4"><text:s text:c="5"/></text:p>
      <text:p text:style-name="P4"><text:s text:c="5"/>- or -</text:p>
      <text:p text:style-name="P4"><text:s text:c="5"/></text:p>
      <text:p text:style-name="P4"><text:s text:c="5"/>make RunRelease</text:p>
      <text:p text:style-name="P4"/>
      <text:p text:style-name="P4"/>
      <text:p text:style-name="P4">make[2]: Leaving directory '/home/ravenskrag/Projects/2_Personal/Current/RubyCPP/Oni/ext/oni/cpp/testApp'</text:p>
      <text:p text:style-name="P4">make[1]: Leaving directory '/home/ravenskrag/Projects/2_Personal/Current/RubyCPP/Oni/ext/oni/cpp/testApp'</text:p>
      <text:p text:style-name="P4"/>
      <text:p text:style-name="P4">Making oF sketch into a static library...</text:p>
      <text:p text:style-name="P4">HOST_OS=Linux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HOST_OS=Linux</text:p>
      <text:p text:style-name="P4">/home/ravenskrag/Code/Source/OpenFrameworks/git_repo/libs/openFrameworksCompiled/project/makefileCommon/config.linux.common.mk:436: warning: overriding recipe for target 'afterplatform'</text:p>
      <text:p text:style-name="P4">/home/ravenskrag/Code/Source/OpenFrameworks/git_repo/libs/openFrameworksCompiled/project/makefileCommon/config.linux.common.mk:436: warning: ignoring old recipe for target 'afterplatform'</text:p>
      <text:p text:style-name="P4">checking pkg-config libraries: <text:s text:c="2"/>cairo zlib gstreamer-app-1.0 gstreamer-1.0 gstreamer-video-1.0 gstreamer-base-1.0 libudev freetype2 fontconfig sndfile openal openssl libcurl glfw3 libpulse-simple alsa gl glu glew gtk+-3.0 libmpg123 </text:p>
      <text:p text:style-name="P4">with PKG_CONFIG_LIBDIR=</text:p>
      <text:p text:style-name="P4">make: 'static_lib' is up to date.</text:p>
      <text:p text:style-name="P4"/>
      <text:p text:style-name="P4">=== starting extconf...</text:p>
      <text:p text:style-name="P4">checking for -lglfw... yes</text:p>
      <text:p text:style-name="P4">checking for GLFW/glfw3.h... yes</text:p>
      <text:p text:style-name="P4">checking for -lPocoFoundation... yes</text:p>
      <text:p text:style-name="P4">checking for -lPocoXML... yes</text:p>
      <text:p text:style-name="P4">checking for -lPocoJSON... yes</text:p>
      <text:p text:style-name="P4">checking for -lPocoUtil... yes</text:p>
      <text:p text:style-name="P4">checking for -lPocoNet... yes</text:p>
      <text:p text:style-name="P4">checking for -lPocoCrypto... yes</text:p>
      <text:p text:style-name="P4">checking for -lPocoNetSSL... yes</text:p>
      <text:p text:style-name="P4">checking for -lPocoData... yes</text:p>
      <text:p text:style-name="P4">checking for -lPocoDataSQLite... yes</text:p>
      <text:p text:style-name="P4">checking for -lPocoMongoDB... no</text:p>
      <text:p text:style-name="P4">checking for -lPocoZip... yes</text:p>
      <text:p text:style-name="P4">checking for -ltess2... yes</text:p>
      <text:p text:style-name="P4">checking for -lkissfft... yes</text:p>
      <text:p text:style-name="P4">checking for -lstdc++... yes</text:p>
      <text:p text:style-name="P4">checking for -lfmodex... yes</text:p>
      <text:p text:style-name="P4">adding utf8 to include path...</text:p>
      <text:p text:style-name="P4">checking for utf8.h... no</text:p>
      <text:p text:style-name="P4">checking for utf8/core.h... no</text:p>
      <text:p text:style-name="P4">creating Makefile</text:p>
      <text:p text:style-name="P4"/>
      <text:p text:style-name="P4">======= Top level Rakefile</text:p>
      <text:p text:style-name="P4">=== configuration complete. building C extension</text:p>
      <text:p text:style-name="P4">compiling cpp/lib/app.cpp</text:p>
      <text:p text:style-name="P4">cc1plus: warning: command line option ‘-Wimplicit-int’ is valid for C/ObjC but not for C++</text:p>
      <text:p text:style-name="P4">cc1plus: warning: command line option ‘-Wdeclaration-after-statement’ is valid for C/ObjC but not for C++</text:p>
      <text:p text:style-name="P4"><text:soft-page-break/>cc1plus: warning: command line option ‘-Wimplicit-function-declaration’ is valid for C/ObjC but not for C++</text:p>
      <text:p text:style-name="P4">In file included from /home/ravenskrag/Code/Source/OpenFrameworks/git_repo/libs/glm/include/glm/ext.hpp:88:0,</text:p>
      <text:p text:style-name="P4"><text:s text:c="17"/>from /home/ravenskrag/Code/Source/OpenFrameworks/git_repo/libs/openFrameworks/utils/ofConstants.h:73,</text:p>
      <text:p text:style-name="P4"><text:s text:c="17"/>from /home/ravenskrag/Code/Source/OpenFrameworks/git_repo/libs/openFrameworks/ofMain.h:5,</text:p>
      <text:p text:style-name="P4"><text:s text:c="17"/>from /home/ravenskrag/Projects/2_Personal/Current/RubyCPP/Oni/ext/oni/cpp/testApp/src/ofApp.h:3,</text:p>
      <text:p text:style-name="P4"><text:s text:c="17"/>from cpp/lib/app.h:16,</text:p>
      <text:p text:style-name="P4"><text:s text:c="17"/>from cpp/lib/app.cpp:1:</text:p>
      <text:p text:style-name="P4">/home/ravenskrag/Code/Source/OpenFrameworks/git_repo/libs/glm/include/glm/./gtx/compatibility.hpp:87:95: error: macro "isfinite" passed 2 arguments, but takes just 1</text:p>
      <text:p text:style-name="P4"><text:s text:c="2"/>template &lt;typename T, precision P&gt; GLM_FUNC_DECL tvec1&lt;bool, P&gt; isfinite(const tvec1&lt;T, P&gt;&amp; x); <text:s text:c="3"/>//!&lt; \brief Test whether or not a scalar or each vector component is a finite value. (From GLM_GTX_compatibility)</text:p>
      <text:p text:style-name="P4"><text:s text:c="95"/>^</text:p>
      <text:p text:style-name="P4">/home/ravenskrag/Code/Source/OpenFrameworks/git_repo/libs/glm/include/glm/./gtx/compatibility.hpp:88:95: error: macro "isfinite" passed 2 arguments, but takes just 1</text:p>
      <text:p text:style-name="P4"><text:s text:c="2"/>template &lt;typename T, precision P&gt; GLM_FUNC_DECL tvec2&lt;bool, P&gt; isfinite(const tvec2&lt;T, P&gt;&amp; x); <text:s text:c="3"/>//!&lt; \brief Test whether or not a scalar or each vector component is a finite value. (From GLM_GTX_compatibility)</text:p>
      <text:p text:style-name="P4"><text:s text:c="95"/>^</text:p>
      <text:p text:style-name="P4">/home/ravenskrag/Code/Source/OpenFrameworks/git_repo/libs/glm/include/glm/./gtx/compatibility.hpp:89:95: error: macro "isfinite" passed 2 arguments, but takes just 1</text:p>
      <text:p text:style-name="P4"><text:s text:c="2"/>template &lt;typename T, precision P&gt; GLM_FUNC_DECL tvec3&lt;bool, P&gt; isfinite(const tvec3&lt;T, P&gt;&amp; x); <text:s text:c="3"/>//!&lt; \brief Test whether or not a scalar or each vector component is a finite value. (From GLM_GTX_compatibility)</text:p>
      <text:p text:style-name="P4"><text:s text:c="95"/>^</text:p>
      <text:p text:style-name="P4">/home/ravenskrag/Code/Source/OpenFrameworks/git_repo/libs/glm/include/glm/./gtx/compatibility.hpp:90:95: error: macro "isfinite" passed 2 arguments, but takes just 1</text:p>
      <text:p text:style-name="P4"><text:s text:c="2"/>template &lt;typename T, precision P&gt; GLM_FUNC_DECL tvec4&lt;bool, P&gt; isfinite(const tvec4&lt;T, P&gt;&amp; x); <text:s text:c="3"/>//!&lt; \brief Test whether or not a scalar or each vector component is a finite value. (From GLM_GTX_compatibility)</text:p>
      <text:p text:style-name="P4"><text:s text:c="95"/>^</text:p>
      <text:p text:style-name="P4">In file included from /home/ravenskrag/Code/Source/OpenFrameworks/git_repo/libs/glm/include/glm/./gtx/compatibility.hpp:159:0,</text:p>
      <text:p text:style-name="P4"><text:s text:c="17"/>from /home/ravenskrag/Code/Source/OpenFrameworks/git_repo/libs/glm/include/glm/ext.hpp:88,</text:p>
      <text:p text:style-name="P4"><text:s text:c="17"/>from /home/ravenskrag/Code/Source/OpenFrameworks/git_repo/libs/openFrameworks/utils/ofConstants.h:73,</text:p>
      <text:p text:style-name="P4"><text:s text:c="17"/>from /home/ravenskrag/Code/Source/OpenFrameworks/git_repo/libs/openFrameworks/ofMain.h:5,</text:p>
      <text:p text:style-name="P4"><text:s text:c="17"/>from /home/ravenskrag/Projects/2_Personal/Current/RubyCPP/Oni/ext/oni/cpp/testApp/src/ofApp.h:3,</text:p>
      <text:p text:style-name="P4"><text:s text:c="17"/>from cpp/lib/app.h:16,</text:p>
      <text:p text:style-name="P4"><text:s text:c="17"/>from cpp/lib/app.cpp:1:</text:p>
      <text:p text:style-name="P4">/home/ravenskrag/Code/Source/OpenFrameworks/git_repo/libs/glm/include/glm/./gtx/compatibility.inl:58:24: error: macro "isfinite" passed 2 arguments, but takes just 1</text:p>
      <text:p text:style-name="P4"><text:s text:c="3"/>tvec1&lt;T, P&gt; const &amp; x)</text:p>
      <text:p text:style-name="P4"><text:s text:c="24"/>^</text:p>
      <text:p text:style-name="P4">/home/ravenskrag/Code/Source/OpenFrameworks/git_repo/libs/glm/include/glm/./gtx/compatibility.inl:66:24: error: macro "isfinite" passed 2 arguments, but takes just 1</text:p>
      <text:p text:style-name="P4"><text:s text:c="3"/>tvec2&lt;T, P&gt; const &amp; x)</text:p>
      <text:p text:style-name="P4"><text:s text:c="24"/>^</text:p>
      <text:p text:style-name="P4">/home/ravenskrag/Code/Source/OpenFrameworks/git_repo/libs/glm/include/glm/./gtx/compatibility.inl:75:24: error: macro "isfinite" passed 2 arguments, but takes just 1</text:p>
      <text:p text:style-name="P4"><text:s text:c="3"/>tvec3&lt;T, P&gt; const &amp; x)</text:p>
      <text:p text:style-name="P4"><text:s text:c="24"/>^</text:p>
      <text:p text:style-name="P4">/home/ravenskrag/Code/Source/OpenFrameworks/git_repo/libs/glm/include/glm/./gtx/compatibility.inl:85:24: error: macro "isfinite" passed 2 arguments, but takes just 1</text:p>
      <text:p text:style-name="P4"><text:s text:c="3"/>tvec4&lt;T, P&gt; const &amp; x)</text:p>
      <text:p text:style-name="P4"><text:soft-page-break/><text:s text:c="24"/>^</text:p>
      <text:p text:style-name="P4">In file included from /home/ravenskrag/.rvm/gems/ruby-2.4.0/gems/rice-2.1.1/ruby/lib/include/rice/Identifier.hpp:4:0,</text:p>
      <text:p text:style-name="P4"><text:s text:c="17"/>from /home/ravenskrag/.rvm/gems/ruby-2.4.0/gems/rice-2.1.1/ruby/lib/include/rice/Object_defn.hpp:7,</text:p>
      <text:p text:style-name="P4"><text:s text:c="17"/>from /home/ravenskrag/.rvm/gems/ruby-2.4.0/gems/rice-2.1.1/ruby/lib/include/rice/Class_defn.hpp:4,</text:p>
      <text:p text:style-name="P4"><text:s text:c="17"/>from /home/ravenskrag/.rvm/gems/ruby-2.4.0/gems/rice-2.1.1/ruby/lib/include/rice/Data_Type_defn.hpp:4,</text:p>
      <text:p text:style-name="P4"><text:s text:c="17"/>from /home/ravenskrag/.rvm/gems/ruby-2.4.0/gems/rice-2.1.1/ruby/lib/include/rice/Data_Type.hpp:4,</text:p>
      <text:p text:style-name="P4"><text:s text:c="17"/>from cpp/lib/app.h:4,</text:p>
      <text:p text:style-name="P4"><text:s text:c="17"/>from cpp/lib/app.cpp:1:</text:p>
      <text:p text:style-name="P4">/home/ravenskrag/.rvm/gems/ruby-2.4.0/gems/rice-2.1.1/ruby/lib/include/rice/detail/ruby.hpp:73:29: warning: ‘template&lt;class&gt; class std::auto_ptr’ is deprecated [-Wdeprecated-declarations]</text:p>
      <text:p text:style-name="P4"><text:s/>#define std_unique_ptr std::auto_ptr</text:p>
      <text:p text:style-name="P4"><text:s text:c="29"/>^</text:p>
      <text:p text:style-name="P4">/home/ravenskrag/.rvm/gems/ruby-2.4.0/gems/rice-2.1.1/ruby/lib/include/rice/Data_Type_defn.hpp:207:10: note: in expansion of macro ‘std_unique_ptr’</text:p>
      <text:p text:style-name="P4"><text:s text:c="3"/>static std_unique_ptr&lt;detail::Abstract_Caster&gt; caster_;</text:p>
      <text:p text:style-name="P4"><text:s text:c="10"/>^</text:p>
      <text:p text:style-name="P4">In file included from /usr/include/c++/5/memory:81:0,</text:p>
      <text:p text:style-name="P4"><text:s text:c="17"/>from /home/ravenskrag/.rvm/gems/ruby-2.4.0/gems/rice-2.1.1/ruby/lib/include/rice/Module_defn.hpp:7,</text:p>
      <text:p text:style-name="P4"><text:s text:c="17"/>from /home/ravenskrag/.rvm/gems/ruby-2.4.0/gems/rice-2.1.1/ruby/lib/include/rice/Class_defn.hpp:6,</text:p>
      <text:p text:style-name="P4"><text:s text:c="17"/>from /home/ravenskrag/.rvm/gems/ruby-2.4.0/gems/rice-2.1.1/ruby/lib/include/rice/Data_Type_defn.hpp:4,</text:p>
      <text:p text:style-name="P4"><text:s text:c="17"/>from /home/ravenskrag/.rvm/gems/ruby-2.4.0/gems/rice-2.1.1/ruby/lib/include/rice/Data_Type.hpp:4,</text:p>
      <text:p text:style-name="P4"><text:s text:c="17"/>from cpp/lib/app.h:4,</text:p>
      <text:p text:style-name="P4"><text:s text:c="17"/>from cpp/lib/app.cpp:1:</text:p>
      <text:p text:style-name="P4">/usr/include/c++/5/bits/unique_ptr.h:49:28: note: declared here</text:p>
      <text:p text:style-name="P4"><text:s text:c="3"/>template&lt;typename&gt; class auto_ptr;</text:p>
      <text:p text:style-name="P4"><text:s text:c="28"/>^</text:p>
      <text:p text:style-name="P4">In file included from /home/ravenskrag/.rvm/gems/ruby-2.4.0/gems/rice-2.1.1/ruby/lib/include/rice/Identifier.hpp:4:0,</text:p>
      <text:p text:style-name="P4"><text:s text:c="17"/>from /home/ravenskrag/.rvm/gems/ruby-2.4.0/gems/rice-2.1.1/ruby/lib/include/rice/Object_defn.hpp:7,</text:p>
      <text:p text:style-name="P4"><text:s text:c="17"/>from /home/ravenskrag/.rvm/gems/ruby-2.4.0/gems/rice-2.1.1/ruby/lib/include/rice/Class_defn.hpp:4,</text:p>
      <text:p text:style-name="P4"><text:s text:c="17"/>from /home/ravenskrag/.rvm/gems/ruby-2.4.0/gems/rice-2.1.1/ruby/lib/include/rice/Data_Type_defn.hpp:4,</text:p>
      <text:p text:style-name="P4"><text:s text:c="17"/>from /home/ravenskrag/.rvm/gems/ruby-2.4.0/gems/rice-2.1.1/ruby/lib/include/rice/Data_Type.hpp:4,</text:p>
      <text:p text:style-name="P4"><text:s text:c="17"/>from cpp/lib/app.h:4,</text:p>
      <text:p text:style-name="P4"><text:s text:c="17"/>from cpp/lib/app.cpp:1:</text:p>
      <text:p text:style-name="P4">/home/ravenskrag/.rvm/gems/ruby-2.4.0/gems/rice-2.1.1/ruby/lib/include/rice/detail/ruby.hpp:73:29: warning: ‘template&lt;class&gt; class std::auto_ptr’ is deprecated [-Wdeprecated-declarations]</text:p>
      <text:p text:style-name="P4"><text:s/>#define std_unique_ptr std::auto_ptr</text:p>
      <text:p text:style-name="P4"><text:s text:c="29"/>^</text:p>
      <text:p text:style-name="P4">/home/ravenskrag/.rvm/gems/ruby-2.4.0/gems/rice-2.1.1/ruby/lib/include/rice/Data_Type.ipp:20:1: note: in expansion of macro ‘std_unique_ptr’</text:p>
      <text:p text:style-name="P4"><text:s/>std_unique_ptr&lt;Rice::detail::Abstract_Caster&gt; Rice::Data_Type&lt;T&gt;::caster_;</text:p>
      <text:p text:style-name="P4"><text:s/>^</text:p>
      <text:p text:style-name="P4">In file included from /usr/include/c++/5/memory:81:0,</text:p>
      <text:p text:style-name="P4"><text:s text:c="17"/>from /home/ravenskrag/.rvm/gems/ruby-2.4.0/gems/rice-2.1.1/ruby/lib/include/rice/Module_defn.hpp:7,</text:p>
      <text:p text:style-name="P4"><text:s text:c="17"/>from /home/ravenskrag/.rvm/gems/ruby-2.4.0/gems/rice-2.1.1/ruby/lib/include/rice/Class_defn.hpp:6,</text:p>
      <text:p text:style-name="P4"><text:s text:c="17"/>from /home/ravenskrag/.rvm/gems/ruby-2.4.0/gems/rice-2.1.1/ruby/lib/include/rice/Data_Type_defn.hpp:4,</text:p>
      <text:p text:style-name="P4"><text:s text:c="17"/>from /home/ravenskrag/.rvm/gems/ruby-2.4.0/gems/rice-2.1.1/ruby/lib/include/rice/Data_Type.hpp:4,</text:p>
      <text:p text:style-name="P4"><text:s text:c="17"/>from cpp/lib/app.h:4,</text:p>
      <text:p text:style-name="P4"><text:s text:c="17"/>from cpp/lib/app.cpp:1:</text:p>
      <text:p text:style-name="P4">/usr/include/c++/5/bits/unique_ptr.h:49:28: note: declared here</text:p>
      <text:p text:style-name="P4"><text:s text:c="3"/>template&lt;typename&gt; class auto_ptr;</text:p>
      <text:p text:style-name="P4"><text:s text:c="28"/>^</text:p>
      <text:p text:style-name="P4">In file included from /home/ravenskrag/Code/Source/OpenFrameworks/git_repo/libs/glm/include/glm/./gtc/packing.hpp:478:0,</text:p>
      <text:p text:style-name="P4"><text:soft-page-break/><text:s text:c="17"/>from /home/ravenskrag/Code/Source/OpenFrameworks/git_repo/libs/glm/include/glm/ext.hpp:73,</text:p>
      <text:p text:style-name="P4"><text:s text:c="17"/>from /home/ravenskrag/Code/Source/OpenFrameworks/git_repo/libs/openFrameworks/utils/ofConstants.h:73,</text:p>
      <text:p text:style-name="P4"><text:s text:c="17"/>from /home/ravenskrag/Code/Source/OpenFrameworks/git_repo/libs/openFrameworks/ofMain.h:5,</text:p>
      <text:p text:style-name="P4"><text:s text:c="17"/>from /home/ravenskrag/Projects/2_Personal/Current/RubyCPP/Oni/ext/oni/cpp/testApp/src/ofApp.h:3,</text:p>
      <text:p text:style-name="P4"><text:s text:c="17"/>from cpp/lib/app.h:16,</text:p>
      <text:p text:style-name="P4"><text:s text:c="17"/>from cpp/lib/app.cpp:1:</text:p>
      <text:p text:style-name="P4">/home/ravenskrag/Code/Source/OpenFrameworks/git_repo/libs/glm/include/glm/./gtc/packing.inl: In function ‘glm::uint64 glm::packUnorm4x16(const vec4&amp;)’:</text:p>
      <text:p text:style-name="P4">/home/ravenskrag/Code/Source/OpenFrameworks/git_repo/libs/glm/include/glm/./gtc/packing.inl:318:49: warning: dereferencing type-punned pointer will break strict-aliasing rules [-Wstrict-aliasing]</text:p>
      <text:p text:style-name="P4"><text:s text:c="3"/>return reinterpret_cast&lt;uint64 const &amp;&gt;(Topack);</text:p>
      <text:p text:style-name="P4"><text:s text:c="49"/>^</text:p>
      <text:p text:style-name="P4">/home/ravenskrag/Code/Source/OpenFrameworks/git_repo/libs/glm/include/glm/./gtc/packing.inl: In function ‘glm::vec4 glm::unpackUnorm4x16(glm::uint64)’:</text:p>
      <text:p text:style-name="P4">/home/ravenskrag/Code/Source/OpenFrameworks/git_repo/libs/glm/include/glm/./gtc/packing.inl:323:56: warning: dereferencing type-punned pointer will break strict-aliasing rules [-Wstrict-aliasing]</text:p>
      <text:p text:style-name="P4"><text:s text:c="3"/>vec4 const Unpack(reinterpret_cast&lt;u16vec4 const &amp;&gt;(p));</text:p>
      <text:p text:style-name="P4"><text:s text:c="56"/>^</text:p>
      <text:p text:style-name="P4">/home/ravenskrag/Code/Source/OpenFrameworks/git_repo/libs/glm/include/glm/./gtc/packing.inl: In function ‘glm::uint64 glm::packSnorm4x16(const vec4&amp;)’:</text:p>
      <text:p text:style-name="P4">/home/ravenskrag/Code/Source/OpenFrameworks/git_repo/libs/glm/include/glm/./gtc/packing.inl:344:49: warning: dereferencing type-punned pointer will break strict-aliasing rules [-Wstrict-aliasing]</text:p>
      <text:p text:style-name="P4"><text:s text:c="3"/>return reinterpret_cast&lt;uint64 const &amp;&gt;(Topack);</text:p>
      <text:p text:style-name="P4"><text:s text:c="49"/>^</text:p>
      <text:p text:style-name="P4">/home/ravenskrag/Code/Source/OpenFrameworks/git_repo/libs/glm/include/glm/./gtc/packing.inl: In function ‘glm::vec4 glm::unpackSnorm4x16(glm::uint64)’:</text:p>
      <text:p text:style-name="P4">/home/ravenskrag/Code/Source/OpenFrameworks/git_repo/libs/glm/include/glm/./gtc/packing.inl:349:56: warning: dereferencing type-punned pointer will break strict-aliasing rules [-Wstrict-aliasing]</text:p>
      <text:p text:style-name="P4"><text:s text:c="3"/>vec4 const Unpack(reinterpret_cast&lt;i16vec4 const &amp;&gt;(p));</text:p>
      <text:p text:style-name="P4"><text:s text:c="56"/>^</text:p>
      <text:p text:style-name="P4">/home/ravenskrag/Code/Source/OpenFrameworks/git_repo/libs/glm/include/glm/./gtc/packing.inl: In function ‘glm::uint64 glm::packHalf4x16(const vec4&amp;)’:</text:p>
      <text:p text:style-name="P4">/home/ravenskrag/Code/Source/OpenFrameworks/git_repo/libs/glm/include/glm/./gtc/packing.inl:374:49: warning: dereferencing type-punned pointer will break strict-aliasing rules [-Wstrict-aliasing]</text:p>
      <text:p text:style-name="P4"><text:s text:c="3"/>return reinterpret_cast&lt;uint64 const &amp;&gt;(Unpack);</text:p>
      <text:p text:style-name="P4"><text:s text:c="49"/>^</text:p>
      <text:p text:style-name="P4">/home/ravenskrag/Code/Source/OpenFrameworks/git_repo/libs/glm/include/glm/./gtc/packing.inl: In function ‘glm::vec4 glm::unpackHalf4x16(glm::uint64)’:</text:p>
      <text:p text:style-name="P4">/home/ravenskrag/Code/Source/OpenFrameworks/git_repo/libs/glm/include/glm/./gtc/packing.inl:379:53: warning: dereferencing type-punned pointer will break strict-aliasing rules [-Wstrict-aliasing]</text:p>
      <text:p text:style-name="P4"><text:s text:c="3"/>i16vec4 Unpack(reinterpret_cast&lt;i16vec4 const &amp;&gt;(v));</text:p>
      <text:p text:style-name="P4"><text:s text:c="53"/>^</text:p>
      <text:p text:style-name="P4">/home/ravenskrag/Code/Source/OpenFrameworks/git_repo/libs/glm/include/glm/./gtc/packing.inl:379:54: warning: dereferencing type-punned pointer will break strict-aliasing rules [-Wstrict-aliasing]</text:p>
      <text:p text:style-name="P4"><text:s text:c="3"/>i16vec4 Unpack(reinterpret_cast&lt;i16vec4 const &amp;&gt;(v));</text:p>
      <text:p text:style-name="P4"><text:s text:c="54"/>^</text:p>
      <text:p text:style-name="P4">In file included from /home/ravenskrag/Code/Source/OpenFrameworks/git_repo/libs/glm/include/glm/ext.hpp:88:0,</text:p>
      <text:p text:style-name="P4"><text:s text:c="17"/>from /home/ravenskrag/Code/Source/OpenFrameworks/git_repo/libs/openFrameworks/utils/ofConstants.h:73,</text:p>
      <text:p text:style-name="P4"><text:s text:c="17"/>from /home/ravenskrag/Code/Source/OpenFrameworks/git_repo/libs/openFrameworks/ofMain.h:5,</text:p>
      <text:p text:style-name="P4"><text:s text:c="17"/>from /home/ravenskrag/Projects/2_Personal/Current/RubyCPP/Oni/ext/oni/cpp/testApp/src/ofApp.h:3,</text:p>
      <text:p text:style-name="P4"><text:s text:c="17"/>from cpp/lib/app.h:16,</text:p>
      <text:p text:style-name="P4"><text:s text:c="17"/>from cpp/lib/app.cpp:1:</text:p>
      <text:p text:style-name="P4">/home/ravenskrag/Code/Source/OpenFrameworks/git_repo/libs/glm/include/glm/./gtx/compatibility.hpp: At global scope:</text:p>
      <text:p text:style-name="P4">/home/ravenskrag/Code/Source/OpenFrameworks/git_repo/libs/glm/include/glm/./gtx/compatibility.hpp:88:66: error: redeclaration of ‘template&lt;class T, glm::precision P&gt; glm::tvec2&lt;bool, P&gt; glm::isfinite’</text:p>
      <text:p text:style-name="P4"><text:s text:c="2"/>template &lt;typename T, precision P&gt; GLM_FUNC_DECL tvec2&lt;bool, P&gt; isfinite(const tvec2&lt;T, P&gt;&amp; x); <text:s text:c="3"/>//!&lt; \brief Test whether or not a scalar or each vector component is a finite value. (From GLM_GTX_compatibility)</text:p>
      <text:p text:style-name="P4"><text:s text:c="66"/>^</text:p>
      <text:p text:style-name="P4">/home/ravenskrag/Code/Source/OpenFrameworks/git_repo/libs/glm/include/glm/./gtx/compatibility.hpp:87:66: <text:soft-page-break/>note: previous declaration ‘template&lt;class T, glm::precision P&gt; glm::tvec1&lt;bool, P&gt; glm::isfinite&lt;T, P&gt;’</text:p>
      <text:p text:style-name="P4"><text:s text:c="2"/>template &lt;typename T, precision P&gt; GLM_FUNC_DECL tvec1&lt;bool, P&gt; isfinite(const tvec1&lt;T, P&gt;&amp; x); <text:s text:c="3"/>//!&lt; \brief Test whether or not a scalar or each vector component is a finite value. (From GLM_GTX_compatibility)</text:p>
      <text:p text:style-name="P4"><text:s text:c="66"/>^</text:p>
      <text:p text:style-name="P4">/home/ravenskrag/Code/Source/OpenFrameworks/git_repo/libs/glm/include/glm/./gtx/compatibility.hpp:89:66: error: redeclaration of ‘template&lt;class T, glm::precision P&gt; glm::tvec3&lt;bool, P&gt; glm::isfinite’</text:p>
      <text:p text:style-name="P4"><text:s text:c="2"/>template &lt;typename T, precision P&gt; GLM_FUNC_DECL tvec3&lt;bool, P&gt; isfinite(const tvec3&lt;T, P&gt;&amp; x); <text:s text:c="3"/>//!&lt; \brief Test whether or not a scalar or each vector component is a finite value. (From GLM_GTX_compatibility)</text:p>
      <text:p text:style-name="P4"><text:s text:c="66"/>^</text:p>
      <text:p text:style-name="P4">/home/ravenskrag/Code/Source/OpenFrameworks/git_repo/libs/glm/include/glm/./gtx/compatibility.hpp:87:66: note: previous declaration ‘template&lt;class T, glm::precision P&gt; glm::tvec1&lt;bool, P&gt; glm::isfinite&lt;T, P&gt;’</text:p>
      <text:p text:style-name="P4"><text:s text:c="2"/>template &lt;typename T, precision P&gt; GLM_FUNC_DECL tvec1&lt;bool, P&gt; isfinite(const tvec1&lt;T, P&gt;&amp; x); <text:s text:c="3"/>//!&lt; \brief Test whether or not a scalar or each vector component is a finite value. (From GLM_GTX_compatibility)</text:p>
      <text:p text:style-name="P4"><text:s text:c="66"/>^</text:p>
      <text:p text:style-name="P4">/home/ravenskrag/Code/Source/OpenFrameworks/git_repo/libs/glm/include/glm/./gtx/compatibility.hpp:90:66: error: redeclaration of ‘template&lt;class T, glm::precision P&gt; glm::tvec4&lt;bool, P&gt; glm::isfinite’</text:p>
      <text:p text:style-name="P4"><text:s text:c="2"/>template &lt;typename T, precision P&gt; GLM_FUNC_DECL tvec4&lt;bool, P&gt; isfinite(const tvec4&lt;T, P&gt;&amp; x); <text:s text:c="3"/>//!&lt; \brief Test whether or not a scalar or each vector component is a finite value. (From GLM_GTX_compatibility)</text:p>
      <text:p text:style-name="P4"><text:s text:c="66"/>^</text:p>
      <text:p text:style-name="P4">/home/ravenskrag/Code/Source/OpenFrameworks/git_repo/libs/glm/include/glm/./gtx/compatibility.hpp:87:66: note: previous declaration ‘template&lt;class T, glm::precision P&gt; glm::tvec1&lt;bool, P&gt; glm::isfinite&lt;T, P&gt;’</text:p>
      <text:p text:style-name="P4"><text:s text:c="2"/>template &lt;typename T, precision P&gt; GLM_FUNC_DECL tvec1&lt;bool, P&gt; isfinite(const tvec1&lt;T, P&gt;&amp; x); <text:s text:c="3"/>//!&lt; \brief Test whether or not a scalar or each vector component is a finite value. (From GLM_GTX_compatibility)</text:p>
      <text:p text:style-name="P4"><text:s text:c="66"/>^</text:p>
      <text:p text:style-name="P4">In file included from /home/ravenskrag/Code/Source/OpenFrameworks/git_repo/libs/glm/include/glm/./gtx/compatibility.hpp:159:0,</text:p>
      <text:p text:style-name="P4"><text:s text:c="17"/>from /home/ravenskrag/Code/Source/OpenFrameworks/git_repo/libs/glm/include/glm/ext.hpp:88,</text:p>
      <text:p text:style-name="P4"><text:s text:c="17"/>from /home/ravenskrag/Code/Source/OpenFrameworks/git_repo/libs/openFrameworks/utils/ofConstants.h:73,</text:p>
      <text:p text:style-name="P4"><text:s text:c="17"/>from /home/ravenskrag/Code/Source/OpenFrameworks/git_repo/libs/openFrameworks/ofMain.h:5,</text:p>
      <text:p text:style-name="P4"><text:s text:c="17"/>from /home/ravenskrag/Projects/2_Personal/Current/RubyCPP/Oni/ext/oni/cpp/testApp/src/ofApp.h:3,</text:p>
      <text:p text:style-name="P4"><text:s text:c="17"/>from cpp/lib/app.h:16,</text:p>
      <text:p text:style-name="P4"><text:s text:c="17"/>from cpp/lib/app.cpp:1:</text:p>
      <text:p text:style-name="P4">/home/ravenskrag/Code/Source/OpenFrameworks/git_repo/libs/glm/include/glm/./gtx/compatibility.inl: In function ‘bool glm::finite(const genType&amp;)’:</text:p>
      <text:p text:style-name="P4">/home/ravenskrag/Code/Source/OpenFrameworks/git_repo/libs/glm/include/glm/./gtx/compatibility.inl:43:11: error: ‘finite’ is not a member of ‘std’</text:p>
      <text:p text:style-name="P4"><text:s text:c="4"/>return std::isfinite(x) != 0;</text:p>
      <text:p text:style-name="P4"><text:s text:c="11"/>^</text:p>
      <text:p text:style-name="P4">/home/ravenskrag/Code/Source/OpenFrameworks/git_repo/libs/glm/include/glm/./gtx/compatibility.inl:43:11: note: suggested alternatives:</text:p>
      <text:p text:style-name="P4">In file included from /usr/include/features.h:367:0,</text:p>
      <text:p text:style-name="P4"><text:s text:c="17"/>from /usr/include/x86_64-linux-gnu/c++/5/bits/os_defines.h:39,</text:p>
      <text:p text:style-name="P4"><text:s text:c="17"/>from /usr/include/x86_64-linux-gnu/c++/5/bits/c++config.h:482,</text:p>
      <text:p text:style-name="P4"><text:s text:c="17"/>from /usr/include/c++/5/cmath:41,</text:p>
      <text:p text:style-name="P4"><text:s text:c="17"/>from /home/ravenskrag/.rvm/gems/ruby-2.4.0/gems/rice-2.1.1/ruby/lib/include/rice/detail/ruby.hpp:9,</text:p>
      <text:p text:style-name="P4"><text:s text:c="17"/>from /home/ravenskrag/.rvm/gems/ruby-2.4.0/gems/rice-2.1.1/ruby/lib/include/rice/Identifier.hpp:4,</text:p>
      <text:p text:style-name="P4"><text:s text:c="17"/>from /home/ravenskrag/.rvm/gems/ruby-2.4.0/gems/rice-2.1.1/ruby/lib/include/rice/Object_defn.hpp:7,</text:p>
      <text:p text:style-name="P4"><text:s text:c="17"/>from /home/ravenskrag/.rvm/gems/ruby-2.4.0/gems/rice-2.1.1/ruby/lib/include/rice/Class_defn.hpp:4,</text:p>
      <text:p text:style-name="P4"><text:soft-page-break/><text:s text:c="17"/>from /home/ravenskrag/.rvm/gems/ruby-2.4.0/gems/rice-2.1.1/ruby/lib/include/rice/Data_Type_defn.hpp:4,</text:p>
      <text:p text:style-name="P4"><text:s text:c="17"/>from /home/ravenskrag/.rvm/gems/ruby-2.4.0/gems/rice-2.1.1/ruby/lib/include/rice/Data_Type.hpp:4,</text:p>
      <text:p text:style-name="P4"><text:s text:c="17"/>from cpp/lib/app.h:4,</text:p>
      <text:p text:style-name="P4"><text:s text:c="17"/>from cpp/lib/app.cpp:1:</text:p>
      <text:p text:style-name="P4">/usr/include/x86_64-linux-gnu/bits/mathcalls.h:208:1: note: <text:s text:c="2"/>‘finite’</text:p>
      <text:p text:style-name="P4"><text:s/>__MATHDECL_1 (int,finite,, (_Mdouble_ __value)) __attribute__ ((__const__));</text:p>
      <text:p text:style-name="P4"><text:s/>^</text:p>
      <text:p text:style-name="P4">In file included from /home/ravenskrag/.rvm/rubies/ruby-2.4.0/include/ruby-2.4.0/ruby/defines.h:143:0,</text:p>
      <text:p text:style-name="P4"><text:s text:c="17"/>from /home/ravenskrag/.rvm/rubies/ruby-2.4.0/include/ruby-2.4.0/ruby/ruby.h:36,</text:p>
      <text:p text:style-name="P4"><text:s text:c="17"/>from /home/ravenskrag/.rvm/rubies/ruby-2.4.0/include/ruby-2.4.0/ruby.h:33,</text:p>
      <text:p text:style-name="P4"><text:s text:c="17"/>from /home/ravenskrag/.rvm/gems/ruby-2.4.0/gems/rice-2.1.1/ruby/lib/include/rice/detail/ruby.hpp:19,</text:p>
      <text:p text:style-name="P4"><text:s text:c="17"/>from /home/ravenskrag/.rvm/gems/ruby-2.4.0/gems/rice-2.1.1/ruby/lib/include/rice/Identifier.hpp:4,</text:p>
      <text:p text:style-name="P4"><text:s text:c="17"/>from /home/ravenskrag/.rvm/gems/ruby-2.4.0/gems/rice-2.1.1/ruby/lib/include/rice/Object_defn.hpp:7,</text:p>
      <text:p text:style-name="P4"><text:s text:c="17"/>from /home/ravenskrag/.rvm/gems/ruby-2.4.0/gems/rice-2.1.1/ruby/lib/include/rice/Class_defn.hpp:4,</text:p>
      <text:p text:style-name="P4"><text:s text:c="17"/>from /home/ravenskrag/.rvm/gems/ruby-2.4.0/gems/rice-2.1.1/ruby/lib/include/rice/Data_Type_defn.hpp:4,</text:p>
      <text:p text:style-name="P4"><text:s text:c="17"/>from /home/ravenskrag/.rvm/gems/ruby-2.4.0/gems/rice-2.1.1/ruby/lib/include/rice/Data_Type.hpp:4,</text:p>
      <text:p text:style-name="P4"><text:s text:c="17"/>from cpp/lib/app.h:4,</text:p>
      <text:p text:style-name="P4"><text:s text:c="17"/>from cpp/lib/app.cpp:1:</text:p>
      <text:p text:style-name="P4">/home/ravenskrag/.rvm/rubies/ruby-2.4.0/include/ruby-2.4.0/ruby/missing.h:180:24: note: <text:s text:c="2"/>‘glm::finite’</text:p>
      <text:p text:style-name="P4"><text:s/># <text:s text:c="2"/>define isfinite(x) finite(x)</text:p>
      <text:p text:style-name="P4"><text:s text:c="24"/>^</text:p>
      <text:p text:style-name="P4">/home/ravenskrag/Code/Source/OpenFrameworks/git_repo/libs/glm/include/glm/./gtx/compatibility.inl:39:26: note: in expansion of macro ‘isfinite’</text:p>
      <text:p text:style-name="P4"><text:s text:c="2"/>GLM_FUNC_QUALIFIER bool isfinite(</text:p>
      <text:p text:style-name="P4"><text:s text:c="26"/>^</text:p>
      <text:p text:style-name="P4">In file included from /home/ravenskrag/Code/Source/OpenFrameworks/git_repo/libs/glm/include/glm/./gtx/compatibility.hpp:159:0,</text:p>
      <text:p text:style-name="P4"><text:s text:c="17"/>from /home/ravenskrag/Code/Source/OpenFrameworks/git_repo/libs/glm/include/glm/ext.hpp:88,</text:p>
      <text:p text:style-name="P4"><text:s text:c="17"/>from /home/ravenskrag/Code/Source/OpenFrameworks/git_repo/libs/openFrameworks/utils/ofConstants.h:73,</text:p>
      <text:p text:style-name="P4"><text:s text:c="17"/>from /home/ravenskrag/Code/Source/OpenFrameworks/git_repo/libs/openFrameworks/ofMain.h:5,</text:p>
      <text:p text:style-name="P4"><text:s text:c="17"/>from /home/ravenskrag/Projects/2_Personal/Current/RubyCPP/Oni/ext/oni/cpp/testApp/src/ofApp.h:3,</text:p>
      <text:p text:style-name="P4"><text:s text:c="17"/>from cpp/lib/app.h:16,</text:p>
      <text:p text:style-name="P4"><text:s text:c="17"/>from cpp/lib/app.cpp:1:</text:p>
      <text:p text:style-name="P4">/home/ravenskrag/Code/Source/OpenFrameworks/git_repo/libs/glm/include/glm/./gtx/compatibility.inl: At global scope:</text:p>
      <text:p text:style-name="P4">/home/ravenskrag/Code/Source/OpenFrameworks/git_repo/libs/glm/include/glm/./gtx/compatibility.inl:57:36: error: ‘glm::isfinite’ declared as an ‘inline’ variable</text:p>
      <text:p text:style-name="P4"><text:s text:c="2"/>GLM_FUNC_QUALIFIER tvec1&lt;bool, P&gt; isfinite(</text:p>
      <text:p text:style-name="P4"><text:s text:c="36"/>^</text:p>
      <text:p text:style-name="P4">/home/ravenskrag/Code/Source/OpenFrameworks/git_repo/libs/glm/include/glm/./gtx/compatibility.inl:60:3: error: expected primary-expression before ‘return’</text:p>
      <text:p text:style-name="P4"><text:s text:c="3"/>return tvec1&lt;bool, P&gt;(</text:p>
      <text:p text:style-name="P4"><text:s text:c="3"/>^</text:p>
      <text:p text:style-name="P4">/home/ravenskrag/Code/Source/OpenFrameworks/git_repo/libs/glm/include/glm/./gtx/compatibility.inl:60:3: error: expected ‘}’ before ‘return’</text:p>
      <text:p text:style-name="P4">/home/ravenskrag/Code/Source/OpenFrameworks/git_repo/libs/glm/include/glm/./gtx/compatibility.inl:60:3: error: expected ‘;’ before ‘return’</text:p>
      <text:p text:style-name="P4">/home/ravenskrag/Code/Source/OpenFrameworks/git_repo/libs/glm/include/glm/./gtx/compatibility.inl:64:24: error: ‘precision’ has not been declared</text:p>
      <text:p text:style-name="P4"><text:s text:c="2"/>template &lt;typename T, precision P&gt;</text:p>
      <text:p text:style-name="P4"><text:s text:c="24"/>^</text:p>
      <text:p text:style-name="P4">/home/ravenskrag/Code/Source/OpenFrameworks/git_repo/libs/glm/include/glm/./gtx/compatibility.inl:65:21: error: ‘tvec2’ does not name a type</text:p>
      <text:p text:style-name="P4"><text:s text:c="2"/>GLM_FUNC_QUALIFIER tvec2&lt;bool, P&gt; isfinite(</text:p>
      <text:p text:style-name="P4"><text:s text:c="21"/>^</text:p>
      <text:p text:style-name="P4"><text:soft-page-break/>/home/ravenskrag/Code/Source/OpenFrameworks/git_repo/libs/glm/include/glm/./gtx/compatibility.inl:73:24: error: ‘precision’ has not been declared</text:p>
      <text:p text:style-name="P4"><text:s text:c="2"/>template &lt;typename T, precision P&gt;</text:p>
      <text:p text:style-name="P4"><text:s text:c="24"/>^</text:p>
      <text:p text:style-name="P4">/home/ravenskrag/Code/Source/OpenFrameworks/git_repo/libs/glm/include/glm/./gtx/compatibility.inl:74:21: error: ‘tvec3’ does not name a type</text:p>
      <text:p text:style-name="P4"><text:s text:c="2"/>GLM_FUNC_QUALIFIER tvec3&lt;bool, P&gt; isfinite(</text:p>
      <text:p text:style-name="P4"><text:s text:c="21"/>^</text:p>
      <text:p text:style-name="P4">/home/ravenskrag/Code/Source/OpenFrameworks/git_repo/libs/glm/include/glm/./gtx/compatibility.inl:83:24: error: ‘precision’ has not been declared</text:p>
      <text:p text:style-name="P4"><text:s text:c="2"/>template &lt;typename T, precision P&gt;</text:p>
      <text:p text:style-name="P4"><text:s text:c="24"/>^</text:p>
      <text:p text:style-name="P4">/home/ravenskrag/Code/Source/OpenFrameworks/git_repo/libs/glm/include/glm/./gtx/compatibility.inl:84:21: error: ‘tvec4’ does not name a type</text:p>
      <text:p text:style-name="P4"><text:s text:c="2"/>GLM_FUNC_QUALIFIER tvec4&lt;bool, P&gt; isfinite(</text:p>
      <text:p text:style-name="P4"><text:s text:c="21"/>^</text:p>
      <text:p text:style-name="P4">/home/ravenskrag/Code/Source/OpenFrameworks/git_repo/libs/glm/include/glm/./gtx/compatibility.inl:94:1: error: expected declaration before ‘}’ token</text:p>
      <text:p text:style-name="P4"><text:s/>}//namespace glm</text:p>
      <text:p text:style-name="P4"><text:s/>^</text:p>
      <text:p text:style-name="P4">cc1plus: warning: unrecognized command line option ‘-Wno-self-assign’</text:p>
      <text:p text:style-name="P4">cc1plus: warning: unrecognized command line option ‘-Wno-constant-logical-operand’</text:p>
      <text:p text:style-name="P4">cc1plus: warning: unrecognized command line option ‘-Wno-parentheses-equality’</text:p>
      <text:p text:style-name="P4">cc1plus: warning: unrecognized command line option ‘-Wno-tautological-compare’</text:p>
      <text:p text:style-name="P4">Makefile:296: recipe for target 'app.o' failed</text:p>
      <text:p text:style-name="P4">make: *** [app.o] Error 1</text:p>
      <text:p text:style-name="P4"/>
      <text:p text:style-name="P4">rake aborted!</text:p>
      <text:p text:style-name="P4">ERROR: Could not build c extension.</text:p>
      <text:p text:style-name="P4">/home/ravenskrag/Projects/2_Personal/Current/RubyCPP/Oni/build_libs/common.rb:91:in `run_i'</text:p>
      <text:p text:style-name="P4">/home/ravenskrag/Projects/2_Personal/Current/RubyCPP/Oni/Rakefile:447:in `block (2 levels) in &lt;top (required)&gt;'</text:p>
      <text:p text:style-name="P4">/home/ravenskrag/Projects/2_Personal/Current/RubyCPP/Oni/Rakefile:427:in `chdir'</text:p>
      <text:p text:style-name="P4">/home/ravenskrag/Projects/2_Personal/Current/RubyCPP/Oni/Rakefile:427:in `block in &lt;top (required)&gt;'</text:p>
      <text:p text:style-name="P4">/home/ravenskrag/.rvm/gems/ruby-2.4.0@global/gems/rake-12.0.0/exe/rake:27:in `&lt;top (required)&gt;'</text:p>
      <text:p text:style-name="P4">/home/ravenskrag/.rvm/gems/ruby-2.4.0/bin/ruby_executable_hooks:15:in `eval'</text:p>
      <text:p text:style-name="P4">/home/ravenskrag/.rvm/gems/ruby-2.4.0/bin/ruby_executable_hooks:15:in `&lt;main&gt;'</text:p>
      <text:p text:style-name="P4">Tasks: TOP =&gt; build =&gt; lib/oni/oni.so</text:p>
      <text:p text:style-name="P4">(See full trace by running task with --tra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4-01T22:48:35.343299047</meta:creation-date>
    <dc:date>2017-04-01T22:56:37.958507874</dc:date>
    <dc:creator>Jason Ko</dc:creator>
    <meta:editing-duration>PT8M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9" meta:paragraph-count="361" meta:word-count="1956" meta:character-count="30963" meta:non-whitespace-character-count="26007"/>
  </office:meta>
</office:document-meta>
</file>